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5041" officeooo:paragraph-rsid="0013ba35"/>
    </style:style>
    <style:style style:name="P2" style:family="paragraph" style:parent-style-name="Standard">
      <style:text-properties officeooo:rsid="0005267d" officeooo:paragraph-rsid="0013ba35"/>
    </style:style>
    <style:style style:name="P3" style:family="paragraph" style:parent-style-name="Standard">
      <style:text-properties officeooo:rsid="0006f11f" officeooo:paragraph-rsid="0013ba35"/>
    </style:style>
    <style:style style:name="P4" style:family="paragraph" style:parent-style-name="Standard">
      <style:text-properties officeooo:rsid="00076029" officeooo:paragraph-rsid="0013ba35"/>
    </style:style>
    <style:style style:name="P5" style:family="paragraph" style:parent-style-name="Standard">
      <style:paragraph-properties fo:text-align="justify" style:justify-single-word="false"/>
      <style:text-properties officeooo:rsid="0008d3bc" officeooo:paragraph-rsid="0013ba35"/>
    </style:style>
    <style:style style:name="P6" style:family="paragraph" style:parent-style-name="Standard">
      <style:text-properties officeooo:paragraph-rsid="0013ba35"/>
    </style:style>
    <style:style style:name="P7" style:family="paragraph" style:parent-style-name="Standard">
      <style:text-properties officeooo:rsid="001513e5" officeooo:paragraph-rsid="001513e5"/>
    </style:style>
    <style:style style:name="P8" style:family="paragraph" style:parent-style-name="Standard">
      <style:text-properties officeooo:paragraph-rsid="001513e5"/>
    </style:style>
    <style:style style:name="P9" style:family="paragraph" style:parent-style-name="Standard">
      <style:paragraph-properties fo:text-align="justify" style:justify-single-word="false"/>
      <style:text-properties officeooo:paragraph-rsid="0013ba35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9e692" officeooo:paragraph-rsid="0019e692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9e692" officeooo:paragraph-rsid="0019e692" style:font-weight-asian="normal" style:font-weight-complex="normal"/>
    </style:style>
    <style:style style:name="P12" style:family="paragraph" style:parent-style-name="Standard">
      <style:text-properties officeooo:rsid="001513e5" officeooo:paragraph-rsid="001513e5"/>
    </style:style>
    <style:style style:name="P13" style:family="paragraph" style:parent-style-name="Standard" style:list-style-name="L1">
      <style:text-properties officeooo:rsid="00045041" officeooo:paragraph-rsid="0013ba35"/>
    </style:style>
    <style:style style:name="P14" style:family="paragraph" style:parent-style-name="Standard" style:list-style-name="L2">
      <style:text-properties officeooo:rsid="00045041" officeooo:paragraph-rsid="0013ba35"/>
    </style:style>
    <style:style style:name="P15" style:family="paragraph" style:parent-style-name="Standard" style:list-style-name="L3">
      <style:text-properties officeooo:rsid="00045041" officeooo:paragraph-rsid="0013ba35"/>
    </style:style>
    <style:style style:name="P16" style:family="paragraph" style:parent-style-name="Standard" style:list-style-name="L2">
      <style:text-properties officeooo:rsid="0005267d" officeooo:paragraph-rsid="0013ba35"/>
    </style:style>
    <style:style style:name="P17" style:family="paragraph" style:parent-style-name="Standard" style:list-style-name="L4">
      <style:text-properties officeooo:rsid="0005267d" officeooo:paragraph-rsid="0013ba35"/>
    </style:style>
    <style:style style:name="P18" style:family="paragraph" style:parent-style-name="Standard" style:list-style-name="L4">
      <style:text-properties officeooo:rsid="00176e22" officeooo:paragraph-rsid="00176e22"/>
    </style:style>
    <style:style style:name="P19" style:family="paragraph" style:parent-style-name="Standard" style:list-style-name="L5">
      <style:text-properties officeooo:rsid="000c624c" officeooo:paragraph-rsid="0013ba35"/>
    </style:style>
    <style:style style:name="P20" style:family="paragraph" style:parent-style-name="Standard" style:list-style-name="L4">
      <style:text-properties officeooo:rsid="0006f11f" officeooo:paragraph-rsid="0013ba35"/>
    </style:style>
    <style:style style:name="P21" style:family="paragraph" style:parent-style-name="Standard" style:list-style-name="L6">
      <style:text-properties officeooo:rsid="00076029" officeooo:paragraph-rsid="0013ba35"/>
    </style:style>
    <style:style style:name="P22" style:family="paragraph" style:parent-style-name="Standard" style:list-style-name="L6">
      <style:paragraph-properties fo:text-align="justify" style:justify-single-word="false"/>
      <style:text-properties officeooo:rsid="00076029" officeooo:paragraph-rsid="0013ba35"/>
    </style:style>
    <style:style style:name="P23" style:family="paragraph" style:parent-style-name="Standard" style:list-style-name="L6">
      <style:paragraph-properties fo:text-align="justify" style:justify-single-word="false"/>
      <style:text-properties officeooo:rsid="0008d3bc" officeooo:paragraph-rsid="0013ba35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19e692" officeooo:paragraph-rsid="0019e692" style:font-weight-asian="normal" style:font-weight-complex="normal"/>
    </style:style>
    <style:style style:name="P25" style:family="paragraph" style:parent-style-name="Standard" style:list-style-name="L6">
      <style:paragraph-properties fo:margin-left="2.501cm" fo:margin-right="0cm" fo:text-indent="-0.635cm" style:auto-text-indent="false"/>
      <style:text-properties officeooo:rsid="00076029" officeooo:paragraph-rsid="0013ba35"/>
    </style:style>
    <style:style style:name="P26" style:family="paragraph" style:parent-style-name="Standard" style:list-style-name="L6">
      <style:paragraph-properties fo:margin-left="2.501cm" fo:margin-right="0cm" fo:text-align="justify" style:justify-single-word="false" fo:text-indent="-0.635cm" style:auto-text-indent="false"/>
      <style:text-properties officeooo:rsid="00076029" officeooo:paragraph-rsid="0013ba35"/>
    </style:style>
    <style:style style:name="P27" style:family="paragraph" style:parent-style-name="Standard" style:list-style-name="L6">
      <style:paragraph-properties fo:margin-left="2.501cm" fo:margin-right="0cm" fo:text-align="justify" style:justify-single-word="false" fo:text-indent="-0.635cm" style:auto-text-indent="false"/>
      <style:text-properties officeooo:rsid="0008d3bc" officeooo:paragraph-rsid="0013ba35"/>
    </style:style>
    <style:style style:name="P28" style:family="paragraph" style:parent-style-name="Standard" style:list-style-name="L6">
      <style:paragraph-properties fo:margin-left="2.501cm" fo:margin-right="0cm" fo:text-align="justify" style:justify-single-word="false" fo:text-indent="-0.635cm" style:auto-text-indent="false"/>
      <style:text-properties officeooo:rsid="000c624c" officeooo:paragraph-rsid="0013ba35"/>
    </style:style>
    <style:style style:name="P29" style:family="paragraph" style:parent-style-name="Standard" style:list-style-name="L6">
      <style:paragraph-properties fo:margin-left="2.501cm" fo:margin-right="0cm" fo:text-align="justify" style:justify-single-word="false" fo:text-indent="-0.635cm" style:auto-text-indent="false"/>
      <style:text-properties officeooo:rsid="00094060" officeooo:paragraph-rsid="0013ba35"/>
    </style:style>
    <style:style style:name="T1" style:family="text">
      <style:text-properties officeooo:rsid="00045041"/>
    </style:style>
    <style:style style:name="T2" style:family="text">
      <style:text-properties officeooo:rsid="0005267d"/>
    </style:style>
    <style:style style:name="T3" style:family="text">
      <style:text-properties officeooo:rsid="00076029"/>
    </style:style>
    <style:style style:name="T4" style:family="text">
      <style:text-properties officeooo:rsid="0006f11f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112677"/>
    </style:style>
    <style:style style:name="T7" style:family="text">
      <style:text-properties officeooo:rsid="0011f562"/>
    </style:style>
    <style:style style:name="T8" style:family="text">
      <style:text-properties officeooo:rsid="0008d3bc"/>
    </style:style>
    <style:style style:name="T9" style:family="text">
      <style:text-properties officeooo:rsid="00094060"/>
    </style:style>
    <style:style style:name="T10" style:family="text">
      <style:text-properties officeooo:rsid="001a42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lumno: ……………………………………………………………………………………………...</text:p>
      <text:p text:style-name="P8"/>
      <text:p text:style-name="P8"/>
      <text:p text:style-name="P7">Hacer un programa definiendo los objetos (clases) Tarifa, Llamada y Movil con las siguientes propiedades y métodos</text:p>
      <text:p text:style-name="P6"/>
      <text:p text:style-name="P6"><text:tab/><text:span text:style-name="T1">Propiedades de Tarifa:</text:span></text:p>
      <text:p text:style-name="P6"/>
      <text:list xml:id="list293407936" text:style-name="L1">
        <text:list-item>
          <text:p text:style-name="P13">Pais<text:tab/><text:tab/><text:tab/><text:tab/>nombre del pais</text:p>
        </text:list-item>
        <text:list-item>
          <text:p text:style-name="P13">Precio_establecimiento<text:tab/>numérico con decimales en céntimos</text:p>
        </text:list-item>
        <text:list-item>
          <text:p text:style-name="P13">Precio_minuto<text:tab/><text:tab/><text:tab/>numérico con decimales en céntimos</text:p>
        </text:list-item>
      </text:list>
      <text:p text:style-name="P1"/>
      <text:p text:style-name="P1"><text:tab/>Propiedades de Llamada</text:p>
      <text:p text:style-name="P1"/>
      <text:list xml:id="list3750685757" text:style-name="L2">
        <text:list-item>
          <text:p text:style-name="P14">Pais<text:tab/><text:tab/><text:tab/><text:tab/>nombre del pa<text:span text:style-name="T2">í</text:span>s</text:p>
        </text:list-item>
        <text:list-item>
          <text:p text:style-name="P16">Fecha<text:tab/><text:tab/><text:tab/><text:tab/>objeto tipo Date con la fecha y hora de inicio de la llamada</text:p>
        </text:list-item>
        <text:list-item>
          <text:p text:style-name="P14">Telefono<text:tab/><text:tab/><text:tab/>número de teléfono. Tipo carácter</text:p>
        </text:list-item>
        <text:list-item>
          <text:p text:style-name="P14">Tiempo<text:tab/><text:tab/><text:tab/>numérico entero. <text:span text:style-name="T3">S</text:span>egundos que duró la llamada</text:p>
        </text:list-item>
      </text:list>
      <text:p text:style-name="P1"/>
      <text:p text:style-name="P1"><text:tab/>Propiedades de Movil</text:p>
      <text:p text:style-name="P1"/>
      <text:list xml:id="list1483014351" text:style-name="L3">
        <text:list-item>
          <text:p text:style-name="P15">Marca<text:tab/><text:tab/><text:tab/><text:tab/>marca y modelo</text:p>
        </text:list-item>
        <text:list-item>
          <text:p text:style-name="P15">Ancho<text:tab/><text:tab/><text:tab/><text:tab/>numérico entero con número de píxeles de ancho de la pantalla</text:p>
        </text:list-item>
        <text:list-item>
          <text:p text:style-name="P15">Alto<text:tab/><text:tab/><text:tab/><text:tab/>numérico entero con ,,, alto …</text:p>
        </text:list-item>
        <text:list-item>
          <text:p text:style-name="P15">Tarifas<text:tab/><text:tab/><text:tab/><text:tab/>tabla de objetos Tarifa</text:p>
        </text:list-item>
        <text:list-item>
          <text:p text:style-name="P15">Llamadas<text:tab/><text:tab/><text:tab/>tabla de objetos Llamadas</text:p>
        </text:list-item>
      </text:list>
      <text:p text:style-name="P1"/>
      <text:p text:style-name="P1"><text:tab/>Métodos de Movil</text:p>
      <text:p text:style-name="P1"/>
      <text:list xml:id="list913097280" text:style-name="L4">
        <text:list-item>
          <text:p text:style-name="P17">resolucion()<text:tab/><text:tab/><text:tab/>devuelve el número de pixeles correspondientes al ancho x alto</text:p>
        </text:list-item>
        <text:list-item>
          <text:p text:style-name="P18">importe_llamada<text:tab/><text:tab/>recibe como parámetro un objeto Llamada y devuelve el <text:tab/><text:tab/><text:tab/><text:tab/><text:tab/>importe (coste del establecimiento + tiempo que dura por el <text:tab/><text:tab/><text:tab/><text:tab/>precio</text:p>
        </text:list-item>
        <text:list-item>
          <text:p text:style-name="P17">llamada_mas_cara<text:span text:style-name="T4">()</text:span><text:tab/><text:tab/>muestra <text:span text:style-name="T4">(d.write) </text:span>con un “for in” los nombres y valores de las</text:p>
        </text:list-item>
      </text:list>
      <text:p text:style-name="P2"><text:tab/><text:tab/><text:tab/><text:tab/><text:tab/>propiedades de la llamada más cara</text:p>
      <text:list xml:id="list3497083205" text:style-name="L5">
        <text:list-item>
          <text:p text:style-name="P19">pais_mas_llamado()<text:tab/><text:tab/>devuelve el nombre del país con más llamadas realizadas</text:p>
        </text:list-item>
      </text:list>
      <text:list xml:id="list205750045617114" text:continue-list="list913097280" text:style-name="L4">
        <text:list-item>
          <text:p text:style-name="P20">ordenada()<text:tab/><text:tab/><text:tab/>devuelve una tabla de objetos <text:span text:style-name="T5">Llamada</text:span> ordenada asc. por fecha</text:p>
        </text:list-item>
        <text:list-item>
          <text:p text:style-name="P20">factura<text:span text:style-name="T6">()</text:span><text:tab/><text:tab/><text:tab/>muestra (d.write) una línea por cada llamada, ordenadas</text:p>
        </text:list-item>
      </text:list>
      <text:p text:style-name="P3"><text:tab/><text:tab/><text:tab/><text:tab/><text:tab/>ascendentemente por fecha <text:span text:style-name="T3">con la fecha (aaaa-mm-dd : hh-</text:span></text:p>
      <text:p text:style-name="P4"><text:tab/><text:tab/><text:tab/><text:tab/><text:tab/>mm-ss), el número de teléfono, el tiempo y el importe de la</text:p>
      <text:p text:style-name="P4"><text:tab/><text:tab/><text:tab/><text:tab/><text:tab/>llamada.</text:p>
      <text:p text:style-name="P3"/>
      <text:p text:style-name="P4">además, el programa permitirá crear un objeto de la clase Movil teniendo en cuenta:</text:p>
      <text:p text:style-name="P4"/>
      <text:list xml:id="list286191990" text:style-name="L6">
        <text:list-item>
          <text:p text:style-name="P21">En primer lugar se introducirán las tarifas preguntando inicialmente cuantas se desea introducir. <text:span text:style-name="T7">Se comprobará que el país no se ha introducido anteriormente.</text:span></text:p>
        </text:list-item>
        <text:list-item>
          <text:p text:style-name="P21">A continuación se introducirán las llamadas preguntando después de cada una de ellas si se desean más llamadas. <text:span text:style-name="T7">Se comprobará que el país se ha introducido en las tarifas. </text:span>La fecha se solicitará con año, mes, d<text:span text:style-name="T8">í</text:span>a, hora, minuto, segundo por separado y se comprobará:</text:p>
        </text:list-item>
      </text:list>
      <text:p text:style-name="P4"/>
      <text:p text:style-name="P4"/>
      <text:p text:style-name="P4"/>
      <text:list xml:id="list205751571140779" text:continue-numbering="true" text:style-name="L6">
        <text:list-item>
          <text:p text:style-name="P25"><text:soft-page-break/>Que el mes se encuentra entre 1 y 12</text:p>
        </text:list-item>
        <text:list-item>
          <text:p text:style-name="P25">Que el día se encuentra entre 1 y 31.</text:p>
        </text:list-item>
        <text:list-item>
          <text:p text:style-name="P26">Que la hora se encuentra entre 0 y 23.</text:p>
        </text:list-item>
        <text:list-item>
          <text:p text:style-name="P25">Que los minutos se encuentran entre 0 y 59</text:p>
        </text:list-item>
        <text:list-item>
          <text:p text:style-name="P25">Que los segundos se encuentran entre 0 y 59</text:p>
        </text:list-item>
        <text:list-item>
          <text:p text:style-name="P25">Que la fecha es anterior a la del sistema</text:p>
        </text:list-item>
      </text:list>
      <text:p text:style-name="P1"/>
      <text:list xml:id="list205751451940128" text:continue-numbering="true" text:style-name="L6">
        <text:list-header>
          <text:p text:style-name="P22">Si uno de los datos es erróneo se volverá a solicitar el mismo. Si la fecha no es anterior a la actual se volverá a pedir completa.</text:p>
        </text:list-header>
      </text:list>
      <text:p text:style-name="P4"/>
      <text:list xml:id="list205751627003745" text:continue-numbering="true" text:style-name="L6">
        <text:list-header>
          <text:p text:style-name="P23">El número de teléfono podrá estar compuesto por un código de tres números (pais), un espacio y otros nueve números o solamente por los nueve números. La comprobación se hará utilizando una expresión regular.</text:p>
        </text:list-header>
      </text:list>
      <text:p text:style-name="P5"/>
      <text:list xml:id="list205750597169610" text:continue-numbering="true" text:style-name="L6">
        <text:list-item>
          <text:p text:style-name="P23">Finalmente el programa pedirá la marca, el ancho y el alto del celular y visualizará <text:span text:style-name="T9">(d.write)</text:span>:</text:p>
        </text:list-item>
      </text:list>
      <text:p text:style-name="P5"/>
      <text:list xml:id="list205750943920275" text:continue-numbering="true" text:style-name="L6">
        <text:list-item>
          <text:p text:style-name="P27"><text:span text:style-name="T9">L</text:span>a <text:span text:style-name="T9">resolución en la forma: “Número de pixeles: nnnn”.</text:span></text:p>
        </text:list-item>
        <text:list-item>
          <text:p text:style-name="P27"><text:span text:style-name="T9">Las propiedades y valores de la llamada más cara</text:span>.</text:p>
        </text:list-item>
        <text:list-item>
          <text:p text:style-name="P28">El país al que más se ha llamado en la forma: “Pais más llamado: nnnn”.</text:p>
        </text:list-item>
        <text:list-item>
          <text:p text:style-name="P29">La factura de llamadas.</text:p>
        </text:list-item>
      </text:list>
      <text:p text:style-name="P9"/>
      <text:p text:style-name="P9"/>
      <text:p text:style-name="P10">Valoración aproximada</text:p>
      <text:p text:style-name="P11"/>
      <text:p text:style-name="P11"><text:tab/>Introducir tarifas con pais no repetido<text:tab/><text:tab/>1,2</text:p>
      <text:p text:style-name="P11"><text:tab/>Introducir las llamadas (2,8)</text:p>
      <text:p text:style-name="P11"><text:tab/><text:tab/>Introducir país existente<text:tab/><text:tab/><text:tab/>0,8</text:p>
      <text:p text:style-name="P11"><text:tab/><text:tab/>Control de la fecha<text:tab/><text:tab/><text:tab/><text:tab/>1,0</text:p>
      <text:p text:style-name="P11"><text:tab/><text:tab/>Comprobar tfno<text:tab/><text:tab/><text:tab/><text:tab/>1,0</text:p>
      <text:p text:style-name="P11"><text:tab/>Introducir movil y llamar funciones<text:tab/><text:tab/><text:tab/>0,5</text:p>
      <text:p text:style-name="P11"><text:tab/>Método llamada_mas_cara<text:tab/><text:tab/><text:tab/><text:tab/>1,3</text:p>
      <text:p text:style-name="P11"><text:tab/>Método pais_mas_llamado<text:tab/><text:tab/><text:tab/><text:tab/>1,8</text:p>
      <text:p text:style-name="P11"><text:tab/>Método ordenada<text:tab/><text:tab/><text:tab/><text:tab/><text:tab/>1,2</text:p>
      <text:p text:style-name="P11"><text:tab/>Método factura<text:tab/><text:tab/><text:tab/><text:tab/><text:tab/>0,5</text:p>
      <text:p text:style-name="P11"><text:tab/>Control precio-llamada<text:tab/><text:tab/><text:tab/><text:tab/>0,7</text:p>
      <text:p text:style-name="P11"><text:tab/><text:tab/><text:tab/><text:tab/><text:tab/><text:tab/><text:tab/>-------------------</text:p>
      <text:p text:style-name="P11"><text:tab/><text:tab/><text:tab/><text:tab/><text:tab/><text:tab/><text:tab/><text:tab/><text:span text:style-name="T10">10,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1-24T22:57:16.398704320</meta:creation-date>
    <dc:date>2020-12-10T20:57:49.443309163</dc:date>
    <meta:editing-duration>PT2H32M12S</meta:editing-duration>
    <meta:editing-cycles>6</meta:editing-cycles>
    <meta:generator>LibreOffice/6.4.5.2$Linux_X86_64 LibreOffice_project/40$Build-2</meta:generator>
    <meta:document-statistic meta:table-count="0" meta:image-count="0" meta:object-count="0" meta:page-count="2" meta:paragraph-count="58" meta:word-count="546" meta:character-count="3268" meta:non-whitespace-character-count="2685"/>
  </office:meta>
</office:document-meta>
</file>